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TraversableGenerator.addContent( TraversableSource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PrefixResolver.add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PrefixResolver.XPathPrefixResolver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Traversable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TraversableGenerator.setup( SourceResolver resolver , Map objectModel , String src , Parameters pa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PathTraversabl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Traversable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PrefixResolver.prefixToNamespace( String prefi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PathTraversableGenerator.performXPathQuery( TraversableSource i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PathTraversableGenerator.isXML( TraversableSource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